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95cm" fo:min-width="5.4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795cm" fo:min-width="9.67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795cm" fo:min-width="6.919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07cm" svg:stroke-color="#808080" draw:stroke-linejoin="round" svg:stroke-linecap="square" draw:fill="none" fo:padding-top="0.003cm" fo:padding-bottom="0.003cm" fo:padding-left="0.003cm" fo:padding-right="0.003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795cm" fo:min-width="9.93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2.173cm" fo:min-width="2.246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159cm" svg:stroke-color="#077b8a" draw:marker-start-width="0.384cm" draw:marker-end-width="0.384cm" draw:stroke-linejoin="round" svg:stroke-linecap="square" draw:fill="none" fo:padding-top="0.077cm" fo:padding-bottom="0.077cm" fo:padding-left="0.077cm" fo:padding-right="0.077cm"/>
    </style:style>
    <style:style style:name="gr10" style:family="graphic" style:parent-style-name="standard">
      <style:graphic-properties draw:stroke="solid" svg:stroke-width="0.159cm" svg:stroke-color="#5c3c92" draw:marker-start-width="0.384cm" draw:marker-end-width="0.384cm" draw:stroke-linejoin="round" svg:stroke-linecap="square" draw:fill="none" fo:padding-top="0.077cm" fo:padding-bottom="0.077cm" fo:padding-left="0.077cm" fo:padding-right="0.077cm"/>
    </style:style>
    <style:style style:name="gr11" style:family="graphic" style:parent-style-name="standard">
      <style:graphic-properties draw:stroke="solid" svg:stroke-width="0.159cm" svg:stroke-color="#b91655" draw:marker-start-width="0.384cm" draw:marker-end-width="0.384cm" draw:stroke-linejoin="round" svg:stroke-linecap="square" draw:fill="none" fo:padding-top="0.077cm" fo:padding-bottom="0.077cm" fo:padding-left="0.077cm" fo:padding-right="0.077cm"/>
    </style:style>
    <style:style style:name="gr12" style:family="graphic" style:parent-style-name="standard">
      <style:graphic-properties draw:stroke="solid" svg:stroke-width="0.159cm" svg:stroke-color="#3b4d62" draw:marker-start-width="0.384cm" draw:marker-end-width="0.384cm" draw:stroke-linejoin="round" svg:stroke-linecap="square" draw:fill="none" fo:padding-top="0.077cm" fo:padding-bottom="0.077cm" fo:padding-left="0.077cm" fo:padding-right="0.077cm"/>
    </style:style>
    <style:style style:name="gr13" style:family="graphic" style:parent-style-name="standard">
      <style:graphic-properties draw:stroke="solid" svg:stroke-width="0.035cm" svg:stroke-color="#000000" svg:stroke-opacity="0%" draw:stroke-linejoin="round" svg:stroke-linecap="butt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3.977cm" fo:padding-top="0cm" fo:padding-bottom="0cm" fo:padding-left="0cm" fo:padding-right="0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4.053cm"/>
    </style:style>
    <style:style style:name="gr18" style:family="graphic" style:parent-style-name="standard">
      <style:graphic-properties svg:stroke-color="#077b8a" draw:fill-color="#077b8a" draw:textarea-horizontal-align="justify" draw:textarea-vertical-align="middle" draw:auto-grow-height="false" fo:min-height="0.54cm" fo:min-width="0.54cm"/>
    </style:style>
    <style:style style:name="gr19" style:family="graphic" style:parent-style-name="standard">
      <style:graphic-properties svg:stroke-color="#5c3c92" draw:fill-color="#5c3c92" draw:textarea-horizontal-align="justify" draw:textarea-vertical-align="middle" draw:auto-grow-height="false" fo:min-height="0.54cm" fo:min-width="0.54cm"/>
    </style:style>
    <style:style style:name="gr20" style:family="graphic" style:parent-style-name="standard">
      <style:graphic-properties svg:stroke-color="#b91655" draw:fill-color="#b91655" draw:textarea-horizontal-align="justify" draw:textarea-vertical-align="middle" draw:auto-grow-height="false" fo:min-height="0.54cm" fo:min-width="0.54cm"/>
    </style:style>
    <style:style style:name="gr21" style:family="graphic" style:parent-style-name="standard">
      <style:graphic-properties svg:stroke-color="#3b4d62" draw:fill-color="#3b4d62" draw:textarea-horizontal-align="justify" draw:textarea-vertical-align="middle" draw:auto-grow-height="false" fo:min-height="0.54cm" fo:min-width="0.54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5" style:family="paragraph">
      <style:paragraph-properties fo:margin-top="0cm" fo:margin-bottom="0cm" fo:text-align="start" style:writing-mode="lr-tb"/>
    </style:style>
    <style:style style:name="P6" style:family="paragraph">
      <style:paragraph-properties fo:margin-top="0.254cm" fo:margin-bottom="0cm" fo:text-align="start" style:writing-mode="lr-tb"/>
    </style:style>
    <style:style style:name="P7" style:family="paragraph">
      <style:paragraph-properties fo:margin-top="0.051cm" fo:margin-bottom="0cm" fo:text-align="start" style:writing-mode="lr-tb"/>
    </style:style>
    <style:style style:name="P8" style:family="paragraph">
      <style:paragraph-properties fo:margin-top="0.305cm" fo:margin-bottom="0cm" fo:text-align="start" style:writing-mode="lr-tb"/>
    </style:style>
    <style:style style:name="P9" style:family="paragraph">
      <style:paragraph-properties fo:margin-top="0.152cm" fo:margin-bottom="0cm" fo:text-align="start" style:writing-mode="lr-tb"/>
    </style:style>
    <style:style style:name="P10" style:family="paragraph">
      <loext:graphic-properties draw:fill="none"/>
      <style:paragraph-properties fo:margin-top="0cm" fo:margin-bottom="0cm" fo:text-align="start" style:writing-mode="lr-tb"/>
      <style:text-properties fo:font-size="40pt" style:font-size-asian="40pt" style:font-size-complex="40pt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text-properties fo:font-size="40pt" style:font-size-asian="40pt" style:font-size-complex="4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40pt" style:font-size-asian="40pt" style:font-size-complex="40pt"/>
    </style:style>
    <style:style style:name="P15" style:family="paragraph">
      <loext:graphic-properties draw:fill-color="#077b8a"/>
      <style:paragraph-properties fo:text-align="center"/>
    </style:style>
    <style:style style:name="P16" style:family="paragraph">
      <loext:graphic-properties draw:fill-color="#5c3c92"/>
      <style:paragraph-properties fo:text-align="center"/>
    </style:style>
    <style:style style:name="P17" style:family="paragraph">
      <loext:graphic-properties draw:fill-color="#b91655"/>
      <style:paragraph-properties fo:text-align="center"/>
    </style:style>
    <style:style style:name="P18" style:family="paragraph">
      <loext:graphic-properties draw:fill-color="#3b4d62"/>
      <style:paragraph-properties fo:text-align="center"/>
    </style:style>
    <style:style style:name="T1" style:family="text">
      <style:text-properties fo:color="#000000" style:font-name="DejaVuSans" fo:font-size="34pt" style:font-size-asian="34pt" style:font-name-complex="DejaVuSans" style:font-size-complex="34pt"/>
    </style:style>
    <style:style style:name="T2" style:family="text">
      <style:text-properties fo:color="#000000" style:font-name="DejaVuSans" fo:font-size="40pt" style:font-size-asian="40pt" style:font-name-complex="DejaVuSans" style:font-size-complex="40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cm" svg:height="0.132cm" svg:x="10.776cm" svg:y="22.134cm" svg:viewBox="0 0 0 133" draw:points="0,0 0,133">
          <text:p/>
        </draw:polygon>
        <draw:line draw:style-name="gr2" draw:text-style-name="P2" draw:layer="layout" svg:x1="10.776cm" svg:y1="22.134cm" svg:x2="10.776cm" svg:y2="22.267cm">
          <text:p/>
        </draw:line>
        <draw:polygon draw:style-name="gr1" draw:text-style-name="P1" draw:layer="layout" svg:width="0cm" svg:height="0.132cm" svg:x="20.545cm" svg:y="22.134cm" svg:viewBox="0 0 0 133" draw:points="0,0 0,133">
          <text:p/>
        </draw:polygon>
        <draw:line draw:style-name="gr2" draw:text-style-name="P2" draw:layer="layout" svg:x1="20.545cm" svg:y1="22.134cm" svg:x2="20.545cm" svg:y2="22.267cm">
          <text:p/>
        </draw:line>
        <draw:frame draw:style-name="gr3" draw:text-style-name="P4" draw:layer="layout" svg:width="5.48cm" svg:height="2.795cm" svg:x="8.001cm" svg:y="22.479cm">
          <draw:text-box>
            <text:p text:style-name="P3"><text:span text:style-name="T1">AR with </text:span></text:p>
            <text:p text:style-name="P3"><text:span text:style-name="T1">obstacle</text:span></text:p>
          </draw:text-box>
        </draw:frame>
        <draw:polygon draw:style-name="gr1" draw:text-style-name="P1" draw:layer="layout" svg:width="0cm" svg:height="0.132cm" svg:x="30.314cm" svg:y="22.134cm" svg:viewBox="0 0 0 133" draw:points="0,0 0,133">
          <text:p/>
        </draw:polygon>
        <draw:line draw:style-name="gr2" draw:text-style-name="P2" draw:layer="layout" svg:x1="30.314cm" svg:y1="22.134cm" svg:x2="30.314cm" svg:y2="22.267cm">
          <text:p/>
        </draw:line>
        <draw:frame draw:style-name="gr4" draw:text-style-name="P4" draw:layer="layout" svg:width="9.679cm" svg:height="2.795cm" svg:x="15.721cm" svg:y="22.479cm">
          <draw:text-box>
            <text:p text:style-name="P3"><text:span text:style-name="T1">AR with haptics </text:span></text:p>
            <text:p text:style-name="P3"><text:span text:style-name="T1">and obstacle</text:span></text:p>
          </draw:text-box>
        </draw:frame>
        <draw:polygon draw:style-name="gr1" draw:text-style-name="P1" draw:layer="layout" svg:width="0cm" svg:height="0.132cm" svg:x="40.084cm" svg:y="22.134cm" svg:viewBox="0 0 0 133" draw:points="0,0 0,133">
          <text:p/>
        </draw:polygon>
        <draw:line draw:style-name="gr2" draw:text-style-name="P2" draw:layer="layout" svg:x1="40.084cm" svg:y1="22.134cm" svg:x2="40.084cm" svg:y2="22.267cm">
          <text:p/>
        </draw:line>
        <draw:frame draw:style-name="gr5" draw:text-style-name="P4" draw:layer="layout" svg:width="6.919cm" svg:height="2.795cm" svg:x="26.797cm" svg:y="22.479cm">
          <draw:text-box>
            <text:p text:style-name="P3"><text:span text:style-name="T1">AR without </text:span></text:p>
            <text:p text:style-name="P3"><text:span text:style-name="T1">obstacle</text:span></text:p>
          </draw:text-box>
        </draw:frame>
        <draw:line draw:style-name="gr6" draw:text-style-name="P2" draw:layer="layout" svg:x1="5.892cm" svg:y1="22.134cm" svg:x2="44.968cm" svg:y2="22.134cm">
          <text:p/>
        </draw:line>
        <draw:polygon draw:style-name="gr1" draw:text-style-name="P1" draw:layer="layout" svg:width="0.132cm" svg:height="0cm" svg:x="5.759cm" svg:y="22.134cm" svg:viewBox="0 0 133 0" draw:points="133,0 0,0">
          <text:p/>
        </draw:polygon>
        <draw:line draw:style-name="gr2" draw:text-style-name="P2" draw:layer="layout" svg:x1="5.892cm" svg:y1="22.134cm" svg:x2="5.759cm" svg:y2="22.134cm">
          <text:p/>
        </draw:line>
        <draw:frame draw:style-name="gr7" draw:text-style-name="P4" draw:layer="layout" svg:width="9.933cm" svg:height="2.795cm" svg:x="35.025cm" svg:y="22.479cm">
          <draw:text-box>
            <text:p text:style-name="P3"><text:span text:style-name="T1">AR with haptics </text:span></text:p>
            <text:p text:style-name="P3"><text:span text:style-name="T1">without obstacle</text:span></text:p>
          </draw:text-box>
        </draw:frame>
        <draw:line draw:style-name="gr6" draw:text-style-name="P2" draw:layer="layout" svg:x1="5.892cm" svg:y1="18.656cm" svg:x2="44.968cm" svg:y2="18.656cm">
          <text:p/>
        </draw:line>
        <draw:polygon draw:style-name="gr1" draw:text-style-name="P1" draw:layer="layout" svg:width="0.132cm" svg:height="0cm" svg:x="5.759cm" svg:y="18.656cm" svg:viewBox="0 0 133 0" draw:points="133,0 0,0">
          <text:p/>
        </draw:polygon>
        <draw:line draw:style-name="gr2" draw:text-style-name="P2" draw:layer="layout" svg:x1="5.892cm" svg:y1="18.656cm" svg:x2="5.759cm" svg:y2="18.656cm">
          <text:p/>
        </draw:line>
        <draw:line draw:style-name="gr6" draw:text-style-name="P2" draw:layer="layout" svg:x1="5.892cm" svg:y1="15.179cm" svg:x2="44.968cm" svg:y2="15.179cm">
          <text:p/>
        </draw:line>
        <draw:polygon draw:style-name="gr1" draw:text-style-name="P1" draw:layer="layout" svg:width="0.132cm" svg:height="0cm" svg:x="5.759cm" svg:y="15.179cm" svg:viewBox="0 0 133 0" draw:points="133,0 0,0">
          <text:p/>
        </draw:polygon>
        <draw:line draw:style-name="gr2" draw:text-style-name="P2" draw:layer="layout" svg:x1="5.892cm" svg:y1="15.179cm" svg:x2="5.759cm" svg:y2="15.179cm">
          <text:p/>
        </draw:line>
        <draw:line draw:style-name="gr6" draw:text-style-name="P2" draw:layer="layout" svg:x1="5.892cm" svg:y1="11.701cm" svg:x2="44.968cm" svg:y2="11.701cm">
          <text:p/>
        </draw:line>
        <draw:polygon draw:style-name="gr1" draw:text-style-name="P1" draw:layer="layout" svg:width="0.132cm" svg:height="0cm" svg:x="5.759cm" svg:y="11.701cm" svg:viewBox="0 0 133 0" draw:points="133,0 0,0">
          <text:p/>
        </draw:polygon>
        <draw:line draw:style-name="gr2" draw:text-style-name="P2" draw:layer="layout" svg:x1="5.892cm" svg:y1="11.701cm" svg:x2="5.759cm" svg:y2="11.701cm">
          <text:p/>
        </draw:line>
        <draw:line draw:style-name="gr6" draw:text-style-name="P2" draw:layer="layout" svg:x1="5.892cm" svg:y1="8.225cm" svg:x2="44.968cm" svg:y2="8.225cm">
          <text:p/>
        </draw:line>
        <draw:polygon draw:style-name="gr1" draw:text-style-name="P1" draw:layer="layout" svg:width="0.132cm" svg:height="0cm" svg:x="5.759cm" svg:y="8.225cm" svg:viewBox="0 0 133 0" draw:points="133,0 0,0">
          <text:p/>
        </draw:polygon>
        <draw:line draw:style-name="gr2" draw:text-style-name="P2" draw:layer="layout" svg:x1="5.892cm" svg:y1="8.225cm" svg:x2="5.759cm" svg:y2="8.225cm">
          <text:p/>
        </draw:line>
        <draw:line draw:style-name="gr6" draw:text-style-name="P2" draw:layer="layout" svg:x1="5.892cm" svg:y1="4.747cm" svg:x2="44.968cm" svg:y2="4.747cm">
          <text:p/>
        </draw:line>
        <draw:polygon draw:style-name="gr1" draw:text-style-name="P1" draw:layer="layout" svg:width="0.132cm" svg:height="0cm" svg:x="5.759cm" svg:y="4.747cm" svg:viewBox="0 0 133 0" draw:points="133,0 0,0">
          <text:p/>
        </draw:polygon>
        <draw:line draw:style-name="gr2" draw:text-style-name="P2" draw:layer="layout" svg:x1="5.892cm" svg:y1="4.747cm" svg:x2="5.759cm" svg:y2="4.747cm">
          <text:p/>
        </draw:line>
        <draw:line draw:style-name="gr6" draw:text-style-name="P2" draw:layer="layout" svg:x1="5.892cm" svg:y1="1.27cm" svg:x2="44.968cm" svg:y2="1.27cm">
          <text:p/>
        </draw:line>
        <draw:polygon draw:style-name="gr1" draw:text-style-name="P1" draw:layer="layout" svg:width="0.132cm" svg:height="0cm" svg:x="5.759cm" svg:y="1.27cm" svg:viewBox="0 0 133 0" draw:points="133,0 0,0">
          <text:p/>
        </draw:polygon>
        <draw:line draw:style-name="gr2" draw:text-style-name="P2" draw:layer="layout" svg:x1="5.892cm" svg:y1="1.27cm" svg:x2="5.759cm" svg:y2="1.27cm">
          <text:p/>
        </draw:line>
        <draw:frame draw:style-name="gr8" draw:text-style-name="P10" draw:layer="layout" svg:width="2.246cm" svg:height="22.173cm" svg:x="3.254cm" svg:y="0.591cm">
          <draw:text-box>
            <text:p text:style-name="P5"><text:span text:style-name="T2">4.0</text:span></text:p>
            <text:p text:style-name="P5"><text:span text:style-name="T2"/></text:p>
            <text:p text:style-name="P5"><text:span text:style-name="T2">3.5</text:span></text:p>
            <text:p text:style-name="P5"><text:span text:style-name="T2"/></text:p>
            <text:p text:style-name="P6"><text:span text:style-name="T2">3.0</text:span></text:p>
            <text:p text:style-name="P5"><text:span text:style-name="T2"/></text:p>
            <text:p text:style-name="P7"><text:span text:style-name="T2">2.5</text:span></text:p>
            <text:p text:style-name="P5"><text:span text:style-name="T2"/></text:p>
            <text:p text:style-name="P8"><text:span text:style-name="T2">2.0</text:span></text:p>
            <text:p text:style-name="P5"><text:span text:style-name="T2"/></text:p>
            <text:p text:style-name="P7"><text:span text:style-name="T2">1.5</text:span></text:p>
            <text:p text:style-name="P5"><text:span text:style-name="T2"/></text:p>
            <text:p text:style-name="P9"><text:span text:style-name="T2">1.0</text:span></text:p>
          </draw:text-box>
        </draw:frame>
        <draw:polygon draw:style-name="gr9" draw:text-style-name="P2" draw:layer="layout" svg:width="4.884cm" svg:height="4.415cm" svg:x="8.334cm" svg:y="11.939cm" svg:viewBox="0 0 4885 4416" draw:points="0,4416 4885,4416 4885,0 0,0">
          <text:p/>
        </draw:polygon>
        <draw:line draw:style-name="gr9" draw:text-style-name="P2" draw:layer="layout" svg:x1="10.776cm" svg:y1="16.353cm" svg:x2="10.776cm" svg:y2="18.614cm">
          <text:p/>
        </draw:line>
        <draw:line draw:style-name="gr9" draw:text-style-name="P2" draw:layer="layout" svg:x1="10.776cm" svg:y1="11.938cm" svg:x2="10.776cm" svg:y2="6.297cm">
          <text:p/>
        </draw:line>
        <draw:line draw:style-name="gr9" draw:text-style-name="P2" draw:layer="layout" svg:x1="9.555cm" svg:y1="18.614cm" svg:x2="11.998cm" svg:y2="18.614cm">
          <text:p/>
        </draw:line>
        <draw:line draw:style-name="gr9" draw:text-style-name="P2" draw:layer="layout" svg:x1="9.555cm" svg:y1="6.297cm" svg:x2="11.998cm" svg:y2="6.297cm">
          <text:p/>
        </draw:line>
        <draw:polygon draw:style-name="gr10" draw:text-style-name="P2" draw:layer="layout" svg:width="4.884cm" svg:height="3.682cm" svg:x="18.103cm" svg:y="10.589cm" svg:viewBox="0 0 4885 3683" draw:points="0,3683 4885,3683 4885,0 0,0">
          <text:p/>
        </draw:polygon>
        <draw:line draw:style-name="gr10" draw:text-style-name="P2" draw:layer="layout" svg:x1="20.545cm" svg:y1="14.272cm" svg:x2="20.545cm" svg:y2="18.651cm">
          <text:p/>
        </draw:line>
        <draw:line draw:style-name="gr10" draw:text-style-name="P2" draw:layer="layout" svg:x1="20.545cm" svg:y1="10.59cm" svg:x2="20.545cm" svg:y2="5.764cm">
          <text:p/>
        </draw:line>
        <draw:line draw:style-name="gr10" draw:text-style-name="P2" draw:layer="layout" svg:x1="19.325cm" svg:y1="18.651cm" svg:x2="21.766cm" svg:y2="18.651cm">
          <text:p/>
        </draw:line>
        <draw:line draw:style-name="gr10" draw:text-style-name="P2" draw:layer="layout" svg:x1="19.325cm" svg:y1="5.764cm" svg:x2="21.766cm" svg:y2="5.764cm">
          <text:p/>
        </draw:line>
        <draw:polygon draw:style-name="gr11" draw:text-style-name="P2" draw:layer="layout" svg:width="4.884cm" svg:height="7.787cm" svg:x="27.872cm" svg:y="8.458cm" svg:viewBox="0 0 4885 7788" draw:points="0,7788 4885,7788 4885,0 0,0">
          <text:p/>
        </draw:polygon>
        <draw:line draw:style-name="gr11" draw:text-style-name="P2" draw:layer="layout" svg:x1="30.314cm" svg:y1="16.244cm" svg:x2="30.314cm" svg:y2="19.8cm">
          <text:p/>
        </draw:line>
        <draw:line draw:style-name="gr11" draw:text-style-name="P2" draw:layer="layout" svg:x1="30.314cm" svg:y1="8.458cm" svg:x2="30.314cm" svg:y2="4.873cm">
          <text:p/>
        </draw:line>
        <draw:line draw:style-name="gr11" draw:text-style-name="P2" draw:layer="layout" svg:x1="29.094cm" svg:y1="19.801cm" svg:x2="31.535cm" svg:y2="19.801cm">
          <text:p/>
        </draw:line>
        <draw:line draw:style-name="gr11" draw:text-style-name="P2" draw:layer="layout" svg:x1="29.094cm" svg:y1="4.873cm" svg:x2="31.535cm" svg:y2="4.873cm">
          <text:p/>
        </draw:line>
        <draw:polygon draw:style-name="gr12" draw:text-style-name="P2" draw:layer="layout" svg:width="4.884cm" svg:height="3.457cm" svg:x="37.641cm" svg:y="12.999cm" svg:viewBox="0 0 4885 3458" draw:points="0,3458 4885,3458 4885,0 0,0">
          <text:p/>
        </draw:polygon>
        <draw:line draw:style-name="gr12" draw:text-style-name="P2" draw:layer="layout" svg:x1="40.084cm" svg:y1="16.456cm" svg:x2="40.084cm" svg:y2="18.804cm">
          <text:p/>
        </draw:line>
        <draw:line draw:style-name="gr12" draw:text-style-name="P2" draw:layer="layout" svg:x1="40.084cm" svg:y1="12.999cm" svg:x2="40.084cm" svg:y2="8.015cm">
          <text:p/>
        </draw:line>
        <draw:line draw:style-name="gr12" draw:text-style-name="P2" draw:layer="layout" svg:x1="38.863cm" svg:y1="18.804cm" svg:x2="41.304cm" svg:y2="18.804cm">
          <text:p/>
        </draw:line>
        <draw:line draw:style-name="gr12" draw:text-style-name="P2" draw:layer="layout" svg:x1="38.863cm" svg:y1="8.015cm" svg:x2="41.304cm" svg:y2="8.015cm">
          <text:p/>
        </draw:line>
        <draw:path draw:style-name="gr13" draw:text-style-name="P2" draw:layer="layout" svg:width="0.226cm" svg:height="0.228cm" svg:x="39.97cm" svg:y="3.11cm" svg:viewBox="0 0 227 229" svg:d="M114 229c30 0 58-12 79-34 22-20 34-49 34-80 0-30-12-59-34-80-21-23-49-35-79-35-32 0-59 12-81 35-21 21-33 50-33 80 0 31 12 60 33 80 22 22 49 34 81 34z">
          <text:p/>
        </draw:path>
        <draw:line draw:style-name="gr9" draw:text-style-name="P2" draw:layer="layout" svg:x1="8.334cm" svg:y1="13.303cm" svg:x2="13.218cm" svg:y2="13.303cm">
          <text:p/>
        </draw:line>
        <draw:line draw:style-name="gr10" draw:text-style-name="P2" draw:layer="layout" svg:x1="18.103cm" svg:y1="13.996cm" svg:x2="22.987cm" svg:y2="13.996cm">
          <text:p/>
        </draw:line>
        <draw:line draw:style-name="gr11" draw:text-style-name="P2" draw:layer="layout" svg:x1="27.872cm" svg:y1="14.136cm" svg:x2="32.756cm" svg:y2="14.136cm">
          <text:p/>
        </draw:line>
        <draw:line draw:style-name="gr12" draw:text-style-name="P2" draw:layer="layout" svg:x1="37.641cm" svg:y1="13.916cm" svg:x2="42.525cm" svg:y2="13.916cm">
          <text:p/>
        </draw:line>
        <draw:line draw:style-name="gr14" draw:text-style-name="P2" draw:layer="layout" svg:x1="5.892cm" svg:y1="22.134cm" svg:x2="44.968cm" svg:y2="22.134cm">
          <text:p/>
        </draw:line>
        <draw:frame draw:style-name="gr15" draw:text-style-name="P12" draw:layer="layout" svg:width="3.977cm" svg:height="1.644cm" draw:transform="rotate (1.5707963267949) translate (0.635cm 13.462cm)">
          <draw:text-box>
            <text:p text:style-name="P11"><text:span text:style-name="T2">RMSE</text:span></text:p>
          </draw:text-box>
        </draw:frame>
        <draw:line draw:style-name="gr16" draw:text-style-name="P13" draw:layer="layout" svg:x1="8.433cm" svg:y1="3.087cm" svg:x2="22.991cm" svg:y2="3.087cm">
          <text:p/>
        </draw:line>
        <draw:line draw:style-name="gr16" draw:text-style-name="P13" draw:layer="layout" svg:x1="8.433cm" svg:y1="3.087cm" svg:x2="8.433cm" svg:y2="4.32cm">
          <text:p/>
        </draw:line>
        <draw:line draw:style-name="gr16" draw:text-style-name="P13" draw:layer="layout" svg:x1="22.99cm" svg:y1="3.087cm" svg:x2="22.99cm" svg:y2="4.32cm">
          <text:p/>
        </draw:line>
        <draw:frame draw:style-name="gr17" draw:text-style-name="P14" draw:layer="layout" svg:width="4.053cm" svg:height="1.563cm" svg:x="13.603cm" svg:y="1.718cm">
          <draw:text-box>
            <text:p><text:span text:style-name="T3">P=0.09</text:span></text:p>
          </draw:text-box>
        </draw:frame>
        <draw:polygon draw:style-name="gr1" draw:text-style-name="P1" draw:layer="layout" svg:width="0.132cm" svg:height="0cm" svg:x="25.712cm" svg:y="1.27cm" svg:viewBox="0 0 133 0" draw:points="133,0 0,0">
          <text:p/>
        </draw:polygon>
        <draw:line draw:style-name="gr2" draw:text-style-name="P2" draw:layer="layout" svg:x1="25.845cm" svg:y1="1.27cm" svg:x2="25.712cm" svg:y2="1.27cm">
          <text:p/>
        </draw:line>
        <draw:line draw:style-name="gr16" draw:text-style-name="P13" draw:layer="layout" svg:x1="28.385cm" svg:y1="3.087cm" svg:x2="42.943cm" svg:y2="3.087cm">
          <text:p/>
        </draw:line>
        <draw:line draw:style-name="gr16" draw:text-style-name="P13" draw:layer="layout" svg:x1="28.385cm" svg:y1="3.087cm" svg:x2="28.385cm" svg:y2="4.32cm">
          <text:p/>
        </draw:line>
        <draw:line draw:style-name="gr16" draw:text-style-name="P13" draw:layer="layout" svg:x1="42.943cm" svg:y1="3.087cm" svg:x2="42.943cm" svg:y2="4.32cm">
          <text:p/>
        </draw:line>
        <draw:frame draw:style-name="gr17" draw:text-style-name="P14" draw:layer="layout" svg:width="4.053cm" svg:height="1.563cm" svg:x="33.555cm" svg:y="1.718cm">
          <draw:text-box>
            <text:p><text:span text:style-name="T3">P=0.85</text:span></text:p>
          </draw:text-box>
        </draw:frame>
        <draw:custom-shape draw:style-name="gr18" draw:text-style-name="P15" draw:layer="layout" svg:width="0.762cm" svg:height="0.762cm" svg:x="10.389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762cm" svg:height="0.762cm" svg:x="20.193cm" svg:y="12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762cm" svg:height="0.762cm" svg:x="29.972cm" svg:y="12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762cm" svg:height="0.762cm" svg:x="39.617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7.066cm" fo:page-height="25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9T21:32:11.230626330</dc:date>
    <meta:editing-duration>PT1H28M59S</meta:editing-duration>
    <meta:editing-cycles>7</meta:editing-cycles>
    <meta:generator>LibreOffice/6.0.7.3$Linux_X86_64 LibreOffice_project/00m0$Build-3</meta:generator>
    <meta:document-statistic meta:object-count="75"/>
  </office:meta>
</office:document-meta>
</file>